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language="ru" fo:country="RU" officeooo:rsid="0004def0" officeooo:paragraph-rsid="0004def0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fo:language="ru" fo:country="RU" officeooo:rsid="00054d16" officeooo:paragraph-rsid="00054d16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8pt" fo:language="ru" fo:country="RU" officeooo:rsid="0004def0" officeooo:paragraph-rsid="0004def0" style:font-size-asian="15.75pt" style:font-size-complex="18pt"/>
    </style:style>
    <style:style style:name="T1" style:family="text">
      <style:text-properties officeooo:rsid="00070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о задании №5 (изучение процесса разряда и заряда конденсатора)</text:p>
      <text:p text:style-name="P1"/>
      <text:p text:style-name="P1"/>
      <text:p text:style-name="P2">Как дела? – <text:span text:style-name="T1">хорошо)</text:span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а Кишишьян Ольг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17T19:26:21.219000000</dc:date>
    <meta:editing-duration>PT5M2S</meta:editing-duration>
    <meta:editing-cycles>5</meta:editing-cycles>
    <meta:document-statistic meta:table-count="0" meta:image-count="0" meta:object-count="0" meta:page-count="1" meta:paragraph-count="3" meta:word-count="16" meta:character-count="111" meta:non-whitespace-character-count="97"/>
  </office:meta>
</office:document-meta>
</file>